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8cm"/>
    </style:style>
    <style:style style:name="co2" style:family="table-column">
      <style:table-column-properties fo:break-before="auto" style:column-width="3.425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ff3838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ategori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row table:style-name="ro1">
          <table:table-cell table:style-name="ce1" office:value-type="string" calcext:value-type="string">
            <text:p>cat_id</text:p>
          </table:table-cell>
          <table:table-cell table:style-name="ce1" office:value-type="string" calcext:value-type="string">
            <text:p>cat_nom</text:p>
          </table:table-cell>
          <table:table-cell table:style-name="ce1" office:value-type="string" calcext:value-type="string">
            <text:p>cat_photo</text:p>
          </table:table-cell>
          <table:table-cell table:style-name="ce1" office:value-type="string" calcext:value-type="string">
            <text:p>cat_paren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c1.png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c2.png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3.png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c4.png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c5.png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c6.png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saxo</text:p>
          </table:table-cell>
          <table:table-cell office:value-type="string" calcext:value-type="string">
            <text:p>c7.png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sono</text:p>
          </table:table-cell>
          <table:table-cell office:value-type="string" calcext:value-type="string">
            <text:p>c8.png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accessoires</text:p>
          </table:table-cell>
          <table:table-cell office:value-type="string" calcext:value-type="string">
            <text:p>c9.png</text:p>
          </table:table-cell>
          <table:table-cell table:style-name="ce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c10.png</text:p>
          </table:table-cell>
          <table:table-cell table:style-name="ce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c11.png</text:p>
          </table:table-cell>
          <table:table-cell table:style-name="ce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guitares</text:p>
          </table:table-cell>
          <table:table-cell office:value-type="string" calcext:value-type="string">
            <text:p>c12.png</text:p>
          </table:table-cell>
          <table:table-cell table:style-name="ce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c13.png</text:p>
          </table:table-cell>
          <table:table-cell table:style-name="ce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claviers</text:p>
          </table:table-cell>
          <table:table-cell office:value-type="string" calcext:value-type="string">
            <text:p>c14.png</text:p>
          </table:table-cell>
          <table:table-cell table:style-name="ce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instruments à vents</text:p>
          </table:table-cell>
          <table:table-cell office:value-type="string" calcext:value-type="string">
            <text:p>c15.png</text:p>
          </table:table-cell>
          <table:table-cell table:style-name="ce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sonos</text:p>
          </table:table-cell>
          <table:table-cell office:value-type="string" calcext:value-type="string">
            <text:p>c16.png</text:p>
          </table:table-cell>
          <table:table-cell table:style-name="ce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0.781cm" fo:margin-bottom="2cm" fo:margin-left="1.69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-0.16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9T09:52:46.045000000</dc:date>
    <meta:editing-duration>PT5M18S</meta:editing-duration>
    <meta:editing-cycles>1</meta:editing-cycles>
    <meta:document-statistic meta:table-count="1" meta:cell-count="68" meta:object-count="0"/>
    <meta:generator>LibreOffice/7.1.2.2$Windows_X86_64 LibreOffice_project/8a45595d069ef5570103caea1b71cc9d82b2aae4</meta:generator>
  </office:meta>
</office:document-meta>
</file>